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2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3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4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5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6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7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8" style:parent-style-name="Textbody" style:family="paragraph">
      <style:paragraph-properties fo:margin-bottom="0in"/>
    </style:style>
    <style:style style:name="T9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11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2" style:parent-style-name="Textbody" style:family="paragraph">
      <style:paragraph-properties fo:margin-bottom="0in" fo:margin-left="0.4916in">
        <style:tab-stops/>
      </style:paragraph-properties>
    </style:style>
    <style:style style:name="T13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4" style:parent-style-name="Bekezdésalapbetűtípusa" style:family="text">
      <style:text-properties style:font-name="Times New Roman" style:font-name-complex="Times New Roman"/>
    </style:style>
    <style:style style:name="T15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6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7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 fo:font-size="11pt" style:font-size-asian="11pt" style:font-size-complex="11pt" fo:language="hu" fo:country="HU"/>
    </style:style>
    <style:style style:name="P18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/>
    </style:style>
    <style:style style:name="T19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20" style:parent-style-name="Textbody" style:family="paragraph">
      <style:paragraph-properties fo:margin-bottom="0in"/>
    </style:style>
    <style:style style:name="T2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2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4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5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6" style:parent-style-name="Standard" style:family="paragraph">
      <style:paragraph-properties fo:line-height="115%"/>
    </style:style>
    <style:style style:name="T2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2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0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1" style:parent-style-name="Standard" style:family="paragraph">
      <style:paragraph-properties fo:line-height="115%" fo:text-indent="0.4916in"/>
      <style:text-properties style:font-name="Times New Roman" style:font-name-complex="Times New Roman"/>
    </style:style>
    <style:style style:name="P32" style:parent-style-name="Standard" style:family="paragraph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3" style:parent-style-name="Standard" style:family="paragraph">
      <style:paragraph-properties fo:margin-bottom="0.1666in"/>
    </style:style>
    <style:style style:name="T34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T3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3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3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3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9" style:parent-style-name="Textbody" style:family="paragraph">
      <style:paragraph-properties fo:margin-bottom="0in"/>
      <style:text-properties style:font-name="Times New Roman" style:font-name-complex="Times New Roman" fo:font-size="13pt" style:font-size-asian="13pt" style:font-size-complex="13pt" fo:language="hu" fo:country="HU"/>
    </style:style>
    <style:style style:name="P40" style:parent-style-name="Textbody" style:family="paragraph">
      <style:paragraph-properties fo:margin-bottom="0in"/>
      <style:text-properties style:font-name="Times New Roman" style:font-name-complex="Times New Roman" fo:font-size="13pt" style:font-size-asian="13pt" style:font-size-complex="13pt" fo:language="hu" fo:country="HU"/>
    </style:style>
    <style:style style:name="T41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42" style:parent-style-name="Textbody" style:family="paragraph">
      <style:paragraph-properties fo:margin-bottom="0in"/>
    </style:style>
    <style:style style:name="T4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4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5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6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7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8" style:parent-style-name="Textbody" style:family="paragraph">
      <style:paragraph-properties fo:margin-bottom="0in"/>
    </style:style>
    <style:style style:name="T4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5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1" style:parent-style-name="Textbody" style:family="paragraph">
      <style:paragraph-properties fo:margin-bottom="0in" fo:text-indent="0.4916in"/>
    </style:style>
    <style:style style:name="T5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3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54" style:parent-style-name="Textbody" style:family="paragraph">
      <style:paragraph-properties fo:margin-bottom="0in"/>
    </style:style>
    <style:style style:name="T5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5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5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P58" style:parent-style-name="Textbody" style:family="paragraph">
      <style:paragraph-properties fo:margin-bottom="0in" fo:margin-left="0.4916in">
        <style:tab-stops/>
      </style:paragraph-properties>
    </style:style>
    <style:style style:name="T5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0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6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2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6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4" style:parent-style-name="Textbody" style:family="paragraph">
      <style:paragraph-properties fo:margin-bottom="0in" fo:margin-left="0.9847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5" style:parent-style-name="Standard" style:family="paragraph">
      <style:paragraph-properties fo:line-height="115%"/>
    </style:style>
    <style:style style:name="T6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68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6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7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1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2" style:parent-style-name="Standard" style:family="paragraph">
      <style:paragraph-properties fo:line-height="115%" fo:margin-left="0.4916in" fo:text-indent="0.4916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3" style:parent-style-name="Standard" style:family="paragraph">
      <style:paragraph-properties fo:line-height="115%"/>
    </style:style>
    <style:style style:name="T7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75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7" style:parent-style-name="Standard" style:family="paragraph">
      <style:paragraph-properties fo:line-height="115%" fo:margin-left="0.4916in">
        <style:tab-stops/>
      </style:paragraph-properties>
    </style:style>
    <style:style style:name="T7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9" style:parent-style-name="Standard" style:family="paragraph">
      <style:paragraph-properties fo:line-height="115%"/>
      <style:text-properties style:font-name="Times New Roman" style:font-name-complex="Times New Roman" fo:color="#000000" fo:language="hu" fo:country="HU"/>
    </style:style>
    <style:style style:name="P80" style:parent-style-name="Standard" style:family="paragraph">
      <style:paragraph-properties fo:line-height="115%"/>
    </style:style>
    <style:style style:name="T8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2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8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4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8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6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style:font-name-complex="Times New Roman" fo:color="#000000" fo:language="hu" fo:country="HU"/>
    </style:style>
    <style:style style:name="P87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88" style:parent-style-name="Bekezdésalapbetűtípusa" style:family="text">
      <style:text-properties style:font-name="Times New Roman" style:font-name-complex="Times New Roman" fo:color="#000000" fo:language="hu" fo:country="HU"/>
    </style:style>
    <style:style style:name="T8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0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9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2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93" style:parent-style-name="Bekezdésalapbetűtípusa" style:family="text">
      <style:text-properties style:font-name="Times New Roman" style:font-name-complex="Times New Roman" fo:color="#000000" fo:language="hu" fo:country="HU"/>
    </style:style>
    <style:style style:name="T9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9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9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0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1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0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0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0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/>
    </style:style>
    <style:style style:name="P10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0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0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0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</style:style>
    <style:style style:name="T11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4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115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1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1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3pt" style:font-size-asian="13pt" style:font-size-complex="13pt" fo:language="hu" fo:country="HU"/>
    </style:style>
    <style:style style:name="T11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1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2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1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3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24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2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2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9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30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3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32" style:parent-style-name="Bekezdésalapbetűtípusa" style:family="text">
      <style:text-properties style:font-name="Times New Roman" style:font-name-complex="Times New Roman" fo:color="#000000" fo:font-size="13.5pt" style:font-size-asian="13.5pt" style:font-size-complex="13.5pt"/>
    </style:style>
    <style:style style:name="T133" style:parent-style-name="Bekezdésalapbetűtípusa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4" style:parent-style-name="Bekezdésalapbetűtípusa" style:family="text">
      <style:text-properties style:font-name="Times New Roman" style:font-name-complex="Times New Roman" fo:color="#000000" fo:font-size="11pt" style:font-size-asian="11pt" style:font-size-complex="11pt"/>
    </style:style>
    <style:style style:name="P135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36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37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38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39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140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41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4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4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4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</style:style>
    <style:style style:name="T14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6" style:parent-style-name="Normál" style:family="paragraph">
      <style:text-properties style:font-name="Times New Roman"/>
    </style:style>
    <style:style style:name="P147" style:parent-style-name="Normál" style:family="paragraph">
      <style:text-properties style:font-name="Times New Roman"/>
    </style:style>
    <style:style style:name="P148" style:parent-style-name="Normál" style:family="paragraph">
      <style:text-properties style:font-name="Times New Roman"/>
    </style:style>
    <style:style style:name="P149" style:parent-style-name="Normál" style:family="paragraph">
      <style:text-properties style:font-name="Times New Roman"/>
    </style:style>
    <style:style style:name="P150" style:parent-style-name="Normál" style:family="paragraph">
      <style:text-properties style:font-name="Times New Roman"/>
    </style:style>
    <style:style style:name="P151" style:parent-style-name="Normál" style:family="paragraph">
      <style:text-properties style:font-name="Times New Roman"/>
    </style:style>
    <style:style style:name="P152" style:parent-style-name="Normál" style:family="paragraph">
      <style:text-properties style:font-name="Times New Roman"/>
    </style:style>
    <style:style style:name="P153" style:parent-style-name="Normál" style:family="paragraph">
      <style:text-properties style:font-name="Times New Roman"/>
    </style:style>
    <style:style style:name="P154" style:parent-style-name="Normál" style:family="paragraph">
      <style:text-properties style:font-name="Times New Roman"/>
    </style:style>
    <style:style style:name="P155" style:parent-style-name="Normál" style:family="paragraph">
      <style:text-properties style:font-name="Times New Roman"/>
    </style:style>
    <style:style style:name="P156" style:parent-style-name="Normál" style:family="paragraph">
      <style:text-properties style:font-name="Times New Roman"/>
    </style:style>
    <style:style style:name="P157" style:parent-style-name="Normál" style:family="paragraph">
      <style:text-properties style:font-name="Times New Roman"/>
    </style:style>
    <style:style style:name="P158" style:parent-style-name="Normál" style:family="paragraph">
      <style:text-properties style:font-name="Times New Roman"/>
    </style:style>
    <style:style style:name="P159" style:parent-style-name="Normál" style:family="paragraph">
      <style:text-properties style:font-name="Times New Roman"/>
    </style:style>
    <style:style style:name="P160" style:parent-style-name="Normál" style:family="paragraph">
      <style:text-properties style:font-name="Times New Roman"/>
    </style:style>
    <style:style style:name="P161" style:parent-style-name="Normál" style:family="paragraph">
      <style:text-properties style:font-name="Times New Roman"/>
    </style:style>
    <style:style style:name="P162" style:parent-style-name="Normál" style:family="paragraph">
      <style:text-properties style:font-name="Times New Roman"/>
    </style:style>
    <style:style style:name="P163" style:parent-style-name="Normál" style:family="paragraph">
      <style:text-properties style:font-name="Times New Roman"/>
    </style:style>
    <style:style style:name="P164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165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166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7" style:parent-style-name="Normál" style:family="paragraph">
      <style:paragraph-properties fo:margin-bottom="0in"/>
    </style:style>
    <style:style style:name="T168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69" style:parent-style-name="Bekezdésalapbetűtípusa" style:family="text">
      <style:text-properties style:font-name="Times New Roman" fo:color="#202122" fo:background-color="#FFFFFF"/>
    </style:style>
    <style:style style:name="T170" style:parent-style-name="Hiperhivatkozás" style:family="text">
      <style:text-properties style:font-name="Times New Roman" fo:color="#000000" fo:background-color="#FFFFFF" style:text-underline-type="none"/>
    </style:style>
    <style:style style:name="T171" style:parent-style-name="Bekezdésalapbetűtípusa" style:family="text">
      <style:text-properties style:font-name="Times New Roman" fo:color="#000000" fo:background-color="#FFFFFF"/>
    </style:style>
    <style:style style:name="T172" style:parent-style-name="Bekezdésalapbetűtípusa" style:family="text">
      <style:text-properties style:font-name="Times New Roman" fo:color="#202122" fo:background-color="#FFFFFF"/>
    </style:style>
    <style:style style:name="T173" style:parent-style-name="Hiperhivatkozás" style:family="text">
      <style:text-properties style:font-name="Times New Roman" fo:color="#000000" fo:background-color="#FFFFFF" style:text-underline-type="none"/>
    </style:style>
    <style:style style:name="T174" style:parent-style-name="Bekezdésalapbetűtípusa" style:family="text">
      <style:text-properties style:font-name="Times New Roman" fo:color="#202122" fo:background-color="#FFFFFF"/>
    </style:style>
    <style:style style:name="P175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76" style:parent-style-name="Normál" style:family="paragraph">
      <style:paragraph-properties fo:margin-bottom="0in"/>
    </style:style>
    <style:style style:name="T177" style:parent-style-name="Bekezdésalapbetűtípusa" style:family="text">
      <style:text-properties style:font-name="Times New Roman" fo:color="#202122" fo:background-color="#FFFFFF"/>
    </style:style>
    <style:style style:name="T178" style:parent-style-name="Bekezdésalapbetűtípusa" style:family="text">
      <style:text-properties style:font-name="Times New Roman" fo:color="#202122" fo:background-color="#FFFFFF"/>
    </style:style>
    <style:style style:name="P179" style:parent-style-name="Normál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80" style:parent-style-name="Normál" style:family="paragraph">
      <style:paragraph-properties fo:margin-bottom="0in"/>
    </style:style>
    <style:style style:name="T18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82" style:parent-style-name="Bekezdésalapbetűtípusa" style:family="text">
      <style:text-properties style:font-name="Times New Roman" fo:color="#202122" fo:background-color="#FFFFFF"/>
    </style:style>
    <style:style style:name="T183" style:parent-style-name="Hiperhivatkozás" style:family="text">
      <style:text-properties style:font-name="Times New Roman" fo:color="#000000" fo:background-color="#FFFFFF" style:text-underline-type="none"/>
    </style:style>
    <style:style style:name="T184" style:parent-style-name="Bekezdésalapbetűtípusa" style:family="text">
      <style:text-properties style:font-name="Times New Roman" fo:color="#202122" fo:background-color="#FFFFFF"/>
    </style:style>
    <style:style style:name="T185" style:parent-style-name="Hiperhivatkozás" style:family="text">
      <style:text-properties style:font-name="Times New Roman" fo:color="#000000" fo:background-color="#FFFFFF" style:text-underline-type="none"/>
    </style:style>
    <style:style style:name="T186" style:parent-style-name="Bekezdésalapbetűtípusa" style:family="text">
      <style:text-properties style:font-name="Times New Roman" fo:color="#202122" fo:background-color="#FFFFFF"/>
    </style:style>
    <style:style style:name="P187" style:parent-style-name="Normál" style:family="paragraph">
      <style:paragraph-properties fo:margin-bottom="0in"/>
    </style:style>
    <style:style style:name="T188" style:parent-style-name="Bekezdésalapbetűtípusa" style:family="text">
      <style:text-properties style:font-name="Times New Roman" fo:color="#202122" fo:background-color="#FFFFFF"/>
    </style:style>
    <style:style style:name="T189" style:parent-style-name="Bekezdésalapbetűtípusa" style:family="text">
      <style:text-properties style:font-name="Times New Roman" fo:color="#202122" fo:background-color="#FFFFFF"/>
    </style:style>
    <style:style style:name="T190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91" style:parent-style-name="Bekezdésalapbetűtípusa" style:family="text">
      <style:text-properties style:font-name="Times New Roman" fo:color="#202122" fo:background-color="#FFFFFF"/>
    </style:style>
    <style:style style:name="T192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93" style:parent-style-name="Bekezdésalapbetűtípusa" style:family="text">
      <style:text-properties style:font-name="Times New Roman" fo:color="#202122" fo:background-color="#FFFFFF"/>
    </style:style>
    <style:style style:name="T194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95" style:parent-style-name="Bekezdésalapbetűtípusa" style:family="text">
      <style:text-properties style:font-name="Times New Roman" fo:color="#202122" fo:background-color="#FFFFFF"/>
    </style:style>
    <style:style style:name="T196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97" style:parent-style-name="Bekezdésalapbetűtípusa" style:family="text">
      <style:text-properties style:font-name="Times New Roman" fo:color="#202122" fo:background-color="#FFFFFF"/>
    </style:style>
    <style:style style:name="T198" style:parent-style-name="Bekezdésalapbetűtípusa" style:family="text">
      <style:text-properties style:font-name="Times New Roman" fo:color="#202122" fo:background-color="#FFFFFF"/>
    </style:style>
    <style:style style:name="P199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200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01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02" style:parent-style-name="Normál" style:family="paragraph"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203" style:parent-style-name="Normál" style:family="paragraph">
      <style:paragraph-properties fo:margin-bottom="0in"/>
    </style:style>
    <style:style style:name="T204" style:parent-style-name="Bekezdésalapbetűtípusa" style:family="text">
      <style:text-properties style:font-name="Times New Roman" fo:font-weight="bold" style:font-weight-asian="bold" style:font-weight-complex="bold" fo:color="#202122" fo:background-color="#FFFFFF"/>
    </style:style>
    <style:style style:name="T20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06" style:parent-style-name="Bekezdésalapbetűtípusa" style:family="text">
      <style:text-properties style:font-name="Times New Roman" fo:color="#202122" fo:background-color="#FFFFFF"/>
    </style:style>
    <style:style style:name="P207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08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09" style:parent-style-name="Normál" style:family="paragraph">
      <style:paragraph-properties fo:margin-bottom="0in"/>
    </style:style>
    <style:style style:name="T210" style:parent-style-name="Bekezdésalapbetűtípusa" style:family="text">
      <style:text-properties style:font-name="Times New Roman" fo:color="#202122" fo:background-color="#FFFFFF"/>
    </style:style>
    <style:style style:name="T21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12" style:parent-style-name="Bekezdésalapbetűtípusa" style:family="text">
      <style:text-properties style:font-name="Times New Roman" fo:color="#202122" fo:background-color="#FFFFFF"/>
    </style:style>
    <style:style style:name="P213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14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15" style:parent-style-name="Normál" style:family="paragraph">
      <style:paragraph-properties fo:margin-bottom="0in"/>
    </style:style>
    <style:style style:name="T216" style:parent-style-name="Bekezdésalapbetűtípusa" style:family="text">
      <style:text-properties style:font-name="Times New Roman" fo:color="#202122" fo:background-color="#FFFFFF"/>
    </style:style>
    <style:style style:name="T21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18" style:parent-style-name="Bekezdésalapbetűtípusa" style:family="text">
      <style:text-properties style:font-name="Times New Roman" fo:color="#202122" fo:background-color="#FFFFFF"/>
    </style:style>
    <style:style style:name="T219" style:parent-style-name="Bekezdésalapbetűtípusa" style:family="text">
      <style:text-properties style:font-name="Times New Roman" fo:color="#202122" fo:background-color="#FFFFFF"/>
    </style:style>
    <style:style style:name="P220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21" style:parent-style-name="Normál" style:family="paragraph">
      <style:paragraph-properties fo:margin-bottom="0in"/>
    </style:style>
    <style:style style:name="T22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23" style:parent-style-name="Bekezdésalapbetűtípusa" style:family="text">
      <style:text-properties style:font-name="Times New Roman" fo:color="#202122" fo:background-color="#FFFFFF"/>
    </style:style>
    <style:style style:name="P224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25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26" style:parent-style-name="Normál" style:family="paragraph">
      <style:paragraph-properties fo:margin-bottom="0in"/>
    </style:style>
    <style:style style:name="T22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28" style:parent-style-name="Bekezdésalapbetűtípusa" style:family="text">
      <style:text-properties style:font-name="Times New Roman" fo:color="#202122" fo:background-color="#FFFFFF"/>
    </style:style>
    <style:style style:name="P229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30" style:parent-style-name="Normál" style:family="paragraph">
      <style:paragraph-properties fo:margin-bottom="0in"/>
    </style:style>
    <style:style style:name="T23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32" style:parent-style-name="Bekezdésalapbetűtípusa" style:family="text">
      <style:text-properties style:font-name="Times New Roman" fo:color="#202122" fo:background-color="#FFFFFF"/>
    </style:style>
    <style:style style:name="P233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34" style:parent-style-name="Normál" style:family="paragraph">
      <style:paragraph-properties fo:margin-bottom="0in"/>
    </style:style>
    <style:style style:name="T23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36" style:parent-style-name="Bekezdésalapbetűtípusa" style:family="text">
      <style:text-properties style:font-name="Times New Roman" fo:color="#202122" fo:background-color="#FFFFFF"/>
    </style:style>
    <style:style style:name="P237" style:parent-style-name="Normál" style:family="paragraph">
      <style:paragraph-properties fo:margin-bottom="0in"/>
    </style:style>
    <style:style style:name="T238" style:parent-style-name="Bekezdésalapbetűtípusa" style:family="text">
      <style:text-properties style:font-name="Times New Roman" fo:color="#202122" fo:background-color="#FFFFFF"/>
    </style:style>
    <style:style style:name="T239" style:parent-style-name="Hiperhivatkozás" style:family="text">
      <style:text-properties style:font-name="Times New Roman" fo:color="#000000" fo:background-color="#FFFFFF" style:text-underline-type="none"/>
    </style:style>
    <style:style style:name="T240" style:parent-style-name="Bekezdésalapbetűtípusa" style:family="text">
      <style:text-properties style:font-name="Times New Roman" fo:color="#202122" fo:background-color="#FFFFFF"/>
    </style:style>
    <style:style style:name="P241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242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43" style:parent-style-name="Normál" style:family="paragraph">
      <style:paragraph-properties fo:margin-bottom="0in"/>
    </style:style>
    <style:style style:name="T24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45" style:parent-style-name="Bekezdésalapbetűtípusa" style:family="text">
      <style:text-properties style:font-name="Times New Roman" fo:color="#202122" fo:background-color="#FFFFFF"/>
    </style:style>
    <style:style style:name="P246" style:parent-style-name="Normál" style:family="paragraph">
      <style:paragraph-properties fo:margin-bottom="0in" fo:margin-left="0.4895in">
        <style:tab-stops/>
      </style:paragraph-properties>
    </style:style>
    <style:style style:name="T247" style:parent-style-name="Bekezdésalapbetűtípusa" style:family="text">
      <style:text-properties style:font-name="Times New Roman" fo:color="#202122" fo:background-color="#FFFFFF"/>
    </style:style>
    <style:style style:name="T248" style:parent-style-name="Hiperhivatkozás" style:family="text">
      <style:text-properties style:font-name="Times New Roman" fo:color="#000000" fo:background-color="#FFFFFF" style:text-underline-type="none"/>
    </style:style>
    <style:style style:name="T249" style:parent-style-name="Bekezdésalapbetűtípusa" style:family="text">
      <style:text-properties style:font-name="Times New Roman" fo:color="#202122" fo:background-color="#FFFFFF"/>
    </style:style>
    <style:style style:name="T250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251" style:parent-style-name="Bekezdésalapbetűtípusa" style:family="text">
      <style:text-properties style:font-name="Times New Roman" fo:color="#202122" fo:background-color="#FFFFFF"/>
    </style:style>
    <style:style style:name="T252" style:parent-style-name="Bekezdésalapbetűtípusa" style:family="text">
      <style:text-properties style:font-name="Times New Roman" fo:color="#000000" fo:background-color="#FFFFFF"/>
    </style:style>
    <style:style style:name="T253" style:parent-style-name="Hiperhivatkozás" style:family="text">
      <style:text-properties style:font-name="Times New Roman" fo:color="#000000" fo:background-color="#FFFFFF" style:text-underline-type="none"/>
    </style:style>
    <style:style style:name="T254" style:parent-style-name="Bekezdésalapbetűtípusa" style:family="text">
      <style:text-properties style:font-name="Times New Roman" fo:color="#000000" fo:background-color="#FFFFFF"/>
    </style:style>
    <style:style style:name="T255" style:parent-style-name="Bekezdésalapbetűtípusa" style:family="text">
      <style:text-properties style:font-name="Times New Roman" fo:color="#000000" fo:background-color="#FFFFFF"/>
    </style:style>
    <style:style style:name="T256" style:parent-style-name="Bekezdésalapbetűtípusa" style:family="text">
      <style:text-properties style:font-name="Times New Roman" fo:color="#202122" fo:background-color="#FFFFFF"/>
    </style:style>
    <style:style style:name="P257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58" style:parent-style-name="Normál" style:family="paragraph">
      <style:paragraph-properties fo:margin-bottom="0in"/>
    </style:style>
    <style:style style:name="T25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60" style:parent-style-name="Bekezdésalapbetűtípusa" style:family="text">
      <style:text-properties style:font-name="Times New Roman" fo:color="#202122" fo:background-color="#FFFFFF"/>
    </style:style>
    <style:style style:name="P261" style:parent-style-name="Normál" style:family="paragraph">
      <style:paragraph-properties fo:margin-bottom="0in"/>
    </style:style>
    <style:style style:name="T262" style:parent-style-name="Bekezdésalapbetűtípusa" style:family="text">
      <style:text-properties style:font-name="Times New Roman" fo:color="#202122" fo:background-color="#FFFFFF"/>
    </style:style>
    <style:style style:name="P263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64" style:parent-style-name="Normál" style:family="paragraph">
      <style:paragraph-properties fo:margin-bottom="0in"/>
    </style:style>
    <style:style style:name="T26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66" style:parent-style-name="Bekezdésalapbetűtípusa" style:family="text">
      <style:text-properties style:font-name="Times New Roman" fo:color="#202122" fo:background-color="#FFFFFF"/>
    </style:style>
    <style:style style:name="T267" style:parent-style-name="Bekezdésalapbetűtípusa" style:family="text">
      <style:text-properties style:font-name="Times New Roman" fo:color="#000000" fo:background-color="#FFFFFF"/>
    </style:style>
    <style:style style:name="T268" style:parent-style-name="Bekezdésalapbetűtípusa" style:family="text">
      <style:text-properties style:font-name="Arial" style:font-name-complex="Arial" fo:color="#000000" fo:font-size="10.5pt" style:font-size-asian="10.5pt" style:font-size-complex="10.5pt" fo:background-color="#FFFFFF"/>
    </style:style>
    <style:style style:name="T269" style:parent-style-name="Bekezdésalapbetűtípusa" style:family="text">
      <style:text-properties style:font-name="Times New Roman" fo:color="#000000" fo:background-color="#FFFFFF"/>
    </style:style>
    <style:style style:name="P270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71" style:parent-style-name="Normál" style:family="paragraph">
      <style:paragraph-properties fo:margin-bottom="0in" fo:text-indent="0.4916in"/>
    </style:style>
    <style:style style:name="T272" style:parent-style-name="Bekezdésalapbetűtípusa" style:family="text">
      <style:text-properties style:font-name="Times New Roman" fo:color="#000000" fo:background-color="#FFFFFF"/>
    </style:style>
    <style:style style:name="T273" style:parent-style-name="Hiperhivatkozás" style:family="text">
      <style:text-properties style:font-name="Times New Roman" fo:color="#000000" fo:background-color="#FFFFFF" style:text-underline-type="none"/>
    </style:style>
    <style:style style:name="T274" style:parent-style-name="Bekezdésalapbetűtípusa" style:family="text">
      <style:text-properties style:font-name="Times New Roman" fo:color="#000000" fo:background-color="#FFFFFF"/>
    </style:style>
    <style:style style:name="P275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76" style:parent-style-name="Normál" style:family="paragraph">
      <style:paragraph-properties fo:margin-bottom="0in"/>
    </style:style>
    <style:style style:name="T27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78" style:parent-style-name="Bekezdésalapbetűtípusa" style:family="text">
      <style:text-properties style:font-name="Times New Roman" fo:color="#202122" fo:background-color="#FFFFFF"/>
    </style:style>
    <style:style style:name="T279" style:parent-style-name="Bekezdésalapbetűtípusa" style:family="text">
      <style:text-properties style:font-name="Times New Roman" fo:color="#202122" fo:background-color="#FFFFFF"/>
    </style:style>
    <style:style style:name="T280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281" style:parent-style-name="Bekezdésalapbetűtípusa" style:family="text">
      <style:text-properties style:font-name="Times New Roman" fo:color="#000000" fo:background-color="#FFFFFF"/>
    </style:style>
    <style:style style:name="T282" style:parent-style-name="Hiperhivatkozás" style:family="text">
      <style:text-properties style:font-name="Times New Roman" fo:color="#000000" fo:background-color="#FFFFFF" style:text-underline-type="none"/>
    </style:style>
    <style:style style:name="T283" style:parent-style-name="Bekezdésalapbetűtípusa" style:family="text">
      <style:text-properties style:font-name="Times New Roman" fo:color="#000000" fo:background-color="#FFFFFF"/>
    </style:style>
    <style:style style:name="P284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85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86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87" style:parent-style-name="Normál" style:family="paragraph">
      <style:paragraph-properties fo:margin-bottom="0in"/>
    </style:style>
    <style:style style:name="T288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89" style:parent-style-name="Bekezdésalapbetűtípusa" style:family="text">
      <style:text-properties style:font-name="Times New Roman" fo:color="#202122" fo:background-color="#FFFFFF"/>
    </style:style>
    <style:style style:name="P290" style:parent-style-name="Normál" style:family="paragraph">
      <style:paragraph-properties fo:margin-bottom="0in"/>
    </style:style>
    <style:style style:name="T291" style:parent-style-name="Bekezdésalapbetűtípusa" style:family="text">
      <style:text-properties style:font-name="Times New Roman" fo:color="#202122" fo:background-color="#FFFFFF"/>
    </style:style>
    <style:style style:name="T292" style:parent-style-name="Bekezdésalapbetűtípusa" style:family="text">
      <style:text-properties style:font-name="Times New Roman" fo:color="#000000" fo:background-color="#FFFFFF"/>
    </style:style>
    <style:style style:name="T293" style:parent-style-name="Hiperhivatkozás" style:family="text">
      <style:text-properties style:font-name="Times New Roman" fo:color="#000000" fo:background-color="#FFFFFF" style:text-underline-type="none"/>
    </style:style>
    <style:style style:name="T294" style:parent-style-name="Bekezdésalapbetűtípusa" style:family="text">
      <style:text-properties style:font-name="Times New Roman" fo:color="#000000" fo:background-color="#FFFFFF"/>
    </style:style>
    <style:style style:name="T295" style:parent-style-name="Bekezdésalapbetűtípusa" style:family="text">
      <style:text-properties style:font-name="Times New Roman" fo:color="#000000" fo:background-color="#FFFFFF"/>
    </style:style>
    <style:style style:name="P296" style:parent-style-name="Normál" style:family="paragraph">
      <style:paragraph-properties fo:margin-bottom="0in" fo:text-indent="0.4916in"/>
    </style:style>
    <style:style style:name="T297" style:parent-style-name="Bekezdésalapbetűtípusa" style:family="text">
      <style:text-properties style:font-name="Times New Roman" fo:color="#000000" fo:background-color="#FFFFFF"/>
    </style:style>
    <style:style style:name="T298" style:parent-style-name="Hiperhivatkozás" style:family="text">
      <style:text-properties style:font-name="Times New Roman" fo:color="#000000" fo:background-color="#FFFFFF" style:text-underline-type="none"/>
    </style:style>
    <style:style style:name="T299" style:parent-style-name="Bekezdésalapbetűtípusa" style:family="text">
      <style:text-properties style:font-name="Times New Roman" fo:color="#000000"/>
    </style:style>
    <style:style style:name="P300" style:parent-style-name="Normál" style:family="paragraph">
      <style:paragraph-properties fo:margin-bottom="0in" fo:text-indent="0.4916in"/>
      <style:text-properties style:font-name="Times New Roman" fo:color="#000000"/>
    </style:style>
    <style:style style:name="P301" style:parent-style-name="Normál" style:family="paragraph">
      <style:paragraph-properties fo:margin-bottom="0in" fo:text-indent="0.4916in"/>
      <style:text-properties style:font-name="Times New Roman" fo:color="#000000"/>
    </style:style>
    <style:style style:name="P302" style:parent-style-name="Normál" style:family="paragraph"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303" style:parent-style-name="Normál" style:family="paragraph">
      <style:paragraph-properties fo:margin-bottom="0in"/>
    </style:style>
    <style:style style:name="T30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05" style:parent-style-name="Bekezdésalapbetűtípusa" style:family="text">
      <style:text-properties style:font-name="Times New Roman" fo:color="#202122" fo:background-color="#FFFFFF"/>
    </style:style>
    <style:style style:name="P306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307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308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309" style:parent-style-name="Normál" style:family="paragraph">
      <style:paragraph-properties fo:margin-bottom="0in"/>
    </style:style>
    <style:style style:name="T31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1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000000"/>
    </style:style>
    <style:style style:name="T31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000000"/>
    </style:style>
    <style:style style:name="T313" style:parent-style-name="Bekezdésalapbetűtípusa" style:family="text">
      <style:text-properties style:font-name="Times New Roman" fo:color="#000000" fo:background-color="#FFFFFF"/>
    </style:style>
    <style:style style:name="T314" style:parent-style-name="Hiperhivatkozás" style:family="text">
      <style:text-properties style:font-name="Times New Roman" fo:color="#000000" fo:background-color="#FFFFFF" style:text-underline-type="none"/>
    </style:style>
    <style:style style:name="T315" style:parent-style-name="Bekezdésalapbetűtípusa" style:family="text">
      <style:text-properties style:font-name="Times New Roman" fo:color="#000000" fo:background-color="#FFFFFF"/>
    </style:style>
    <style:style style:name="T316" style:parent-style-name="Bekezdésalapbetűtípusa" style:family="text">
      <style:text-properties style:font-name="Times New Roman" fo:color="#000000" fo:background-color="#FFFFFF"/>
    </style:style>
    <style:style style:name="P317" style:parent-style-name="Címsor3" style:family="paragraph">
      <style:paragraph-properties fo:margin-top="0.05in" fo:margin-bottom="0in" fo:text-indent="0.4916in" fo:background-color="#FFFFFF"/>
    </style:style>
    <style:style style:name="T318" style:parent-style-name="Hiperhivatkozás" style:family="text">
      <style:text-properties fo:color="#000000" fo:font-size="11pt" style:font-size-asian="11pt" style:font-size-complex="11pt" style:text-underline-type="none"/>
    </style:style>
    <style:style style:name="P319" style:parent-style-name="NormálWeb" style:family="paragraph">
      <style:paragraph-properties fo:margin-top="0.0833in" fo:margin-bottom="0.0833in" fo:margin-left="0.4916in" fo:background-color="#FFFFFF">
        <style:tab-stops/>
      </style:paragraph-properties>
    </style:style>
    <style:style style:name="T320" style:parent-style-name="Bekezdésalapbetűtípusa" style:family="text">
      <style:text-properties fo:color="#000000" fo:font-size="11pt" style:font-size-asian="11pt" style:font-size-complex="11pt"/>
    </style:style>
    <style:style style:name="T321" style:parent-style-name="Hiperhivatkozás" style:family="text">
      <style:text-properties fo:color="#000000" fo:font-size="11pt" style:font-size-asian="11pt" style:font-size-complex="11pt" style:text-underline-type="none"/>
    </style:style>
    <style:style style:name="T322" style:parent-style-name="Bekezdésalapbetűtípusa" style:family="text">
      <style:text-properties fo:color="#000000" fo:font-size="11pt" style:font-size-asian="11pt" style:font-size-complex="11pt"/>
    </style:style>
    <style:style style:name="T323" style:parent-style-name="Hiperhivatkozás" style:family="text">
      <style:text-properties fo:color="#000000" fo:font-size="11pt" style:font-size-asian="11pt" style:font-size-complex="11pt" style:text-underline-type="none"/>
    </style:style>
    <style:style style:name="T324" style:parent-style-name="Bekezdésalapbetűtípusa" style:family="text">
      <style:text-properties fo:color="#000000" fo:font-size="11pt" style:font-size-asian="11pt" style:font-size-complex="11pt"/>
    </style:style>
    <style:style style:name="T325" style:parent-style-name="Hiperhivatkozás" style:family="text">
      <style:text-properties fo:color="#000000" fo:font-size="11pt" style:font-size-asian="11pt" style:font-size-complex="11pt" style:text-underline-type="none"/>
    </style:style>
    <style:style style:name="T326" style:parent-style-name="Bekezdésalapbetűtípusa" style:family="text">
      <style:text-properties fo:color="#000000" fo:font-size="11pt" style:font-size-asian="11pt" style:font-size-complex="11pt"/>
    </style:style>
    <style:style style:name="P327" style:parent-style-name="Címsor3" style:family="paragraph">
      <style:paragraph-properties fo:margin-top="0.05in" fo:margin-bottom="0in" fo:text-indent="0.4916in" fo:background-color="#FFFFFF"/>
    </style:style>
    <style:style style:name="T328" style:parent-style-name="Hiperhivatkozás" style:family="text">
      <style:text-properties fo:color="#000000" fo:font-size="11pt" style:font-size-asian="11pt" style:font-size-complex="11pt" style:text-underline-type="none"/>
    </style:style>
    <style:style style:name="P329" style:parent-style-name="NormálWeb" style:family="paragraph">
      <style:paragraph-properties fo:margin-top="0.0833in" fo:margin-bottom="0.0833in" fo:margin-left="0.4916in" fo:background-color="#FFFFFF">
        <style:tab-stops/>
      </style:paragraph-properties>
    </style:style>
    <style:style style:name="T330" style:parent-style-name="Bekezdésalapbetűtípusa" style:family="text">
      <style:text-properties fo:color="#000000" fo:font-size="11pt" style:font-size-asian="11pt" style:font-size-complex="11pt"/>
    </style:style>
    <style:style style:name="T331" style:parent-style-name="Hiperhivatkozás" style:family="text">
      <style:text-properties fo:color="#000000" fo:font-size="11pt" style:font-size-asian="11pt" style:font-size-complex="11pt" style:text-underline-type="none"/>
    </style:style>
    <style:style style:name="T332" style:parent-style-name="Bekezdésalapbetűtípusa" style:family="text">
      <style:text-properties fo:color="#000000" fo:font-size="11pt" style:font-size-asian="11pt" style:font-size-complex="11pt"/>
    </style:style>
    <style:style style:name="T333" style:parent-style-name="Hiperhivatkozás" style:family="text">
      <style:text-properties fo:color="#000000" fo:font-size="11pt" style:font-size-asian="11pt" style:font-size-complex="11pt" style:text-underline-type="none"/>
    </style:style>
    <style:style style:name="T334" style:parent-style-name="Bekezdésalapbetűtípusa" style:family="text">
      <style:text-properties fo:color="#000000" fo:font-size="11pt" style:font-size-asian="11pt" style:font-size-complex="11pt"/>
    </style:style>
    <style:style style:name="P335" style:parent-style-name="Címsor3" style:family="paragraph">
      <style:paragraph-properties fo:margin-top="0.05in" fo:margin-bottom="0in" fo:text-indent="0.4916in" fo:background-color="#FFFFFF"/>
    </style:style>
    <style:style style:name="T336" style:parent-style-name="Hiperhivatkozás" style:family="text">
      <style:text-properties fo:color="#000000" fo:font-size="11pt" style:font-size-asian="11pt" style:font-size-complex="11pt" style:text-underline-type="none"/>
    </style:style>
    <style:style style:name="P337" style:parent-style-name="NormálWeb" style:family="paragraph">
      <style:paragraph-properties fo:margin-top="0.0833in" fo:margin-bottom="0.0833in" fo:margin-left="0.4916in" fo:background-color="#FFFFFF">
        <style:tab-stops/>
      </style:paragraph-properties>
      <style:text-properties fo:color="#000000" fo:font-size="11pt" style:font-size-asian="11pt" style:font-size-complex="11pt"/>
    </style:style>
    <style:style style:name="P338" style:parent-style-name="Címsor3" style:family="paragraph">
      <style:paragraph-properties fo:margin-top="0.05in" fo:margin-bottom="0in" fo:text-indent="0.4916in" fo:background-color="#FFFFFF"/>
    </style:style>
    <style:style style:name="T339" style:parent-style-name="Hiperhivatkozás" style:family="text">
      <style:text-properties fo:color="#000000" fo:font-size="11pt" style:font-size-asian="11pt" style:font-size-complex="11pt" style:text-underline-type="none"/>
    </style:style>
    <style:style style:name="P340" style:parent-style-name="NormálWeb" style:family="paragraph">
      <style:paragraph-properties fo:margin-top="0.0833in" fo:margin-bottom="0.0833in" fo:margin-left="0.4916in" fo:background-color="#FFFFFF">
        <style:tab-stops/>
      </style:paragraph-properties>
      <style:text-properties fo:color="#000000" fo:font-size="11pt" style:font-size-asian="11pt" style:font-size-complex="11pt"/>
    </style:style>
    <style:style style:name="P341" style:parent-style-name="Normál" style:family="paragraph">
      <style:paragraph-properties fo:margin-bottom="0in"/>
      <style:text-properties style:font-name="Times New Roman" fo:font-style="italic" style:font-style-asian="italic" style:font-style-complex="italic" fo:color="#202122" fo:background-color="#FFFFFF"/>
    </style:style>
    <style:style style:name="P342" style:parent-style-name="Normál" style:family="paragraph">
      <style:paragraph-properties fo:text-indent="0.4916in"/>
      <style:text-properties style:font-name="Times New Roman" fo:color="#202122" fo:background-color="#FFFFFF"/>
    </style:style>
    <style:style style:name="P343" style:parent-style-name="Normál" style:family="paragraph">
      <style:text-properties style:font-name="Times New Roman" fo:color="#202122" fo:background-color="#FFFFFF"/>
    </style:style>
    <style:style style:name="P344" style:parent-style-name="Normál" style:family="paragraph">
      <style:paragraph-properties fo:margin-bottom="0in"/>
      <style:text-properties style:font-name="Arial" style:font-name-complex="Arial" fo:font-weight="bold" style:font-weight-asian="bold" style:font-weight-complex="bold" fo:color="#202122" fo:font-size="14pt" style:font-size-asian="14pt" style:font-size-complex="14pt" fo:background-color="#FFFFFF"/>
    </style:style>
    <style:style style:name="T345" style:parent-style-name="Bekezdésalapbetűtípusa" style:family="text">
      <style:text-properties style:font-name="Times New Roman" fo:color="#202122" fo:background-color="#FFFFFF"/>
    </style:style>
    <style:style style:name="P346" style:parent-style-name="Normál" style:family="paragraph">
      <style:paragraph-properties fo:margin-bottom="0in"/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347" style:parent-style-name="Normál" style:family="paragraph">
      <style:paragraph-properties fo:text-indent="0.4916in"/>
      <style:text-properties style:font-name="Times New Roman" fo:color="#202122" fo:background-color="#FFFFFF"/>
    </style:style>
    <style:style style:name="P348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</office:automatic-styles>
  <office:body>
    <office:text text:use-soft-page-breaks="true">
      <text:p text:style-name="P1">KoviUbiSoft</text:p>
      <text:p text:style-name="P2">Ubimon dokumentum</text:p>
      <text:p text:style-name="P3">Szótár</text:p>
      <text:p text:style-name="P4"/>
      <text:p text:style-name="P5">H2</text:p>
      <text:p text:style-name="P6"/>
      <text:p text:style-name="P7">1. Bevezetés:</text:p>
      <text:p text:style-name="P8"><text:span text:style-name="T9">-</text:span><text:span text:style-name="T10">RPG (Role Playing Game):<text:s/></text:span><text:span text:style-name="T11">Másnéven Szerepjáték: A játék programok világában egy</text:span></text:p>
      <text:p text:style-name="P12"><text:span text:style-name="T13">olyan</text:span><text:span text:style-name="T14"><text:s/></text:span><text:span text:style-name="T15">műfajnak a megnevezése, ahol egy általad létrehozott vagy előre meghatározott karakter bőrébe bújva egy adott szerepet játszol el,<text:s/></text:span><text:span text:style-name="T16">adott világon és adott történet szálon keresztül.</text:span></text:p>
      <text:p text:style-name="P17"/>
      <text:p text:style-name="P18"/>
      <text:p text:style-name="Textbody"><text:span text:style-name="T19">2.2 A probléma megfogalmazása:</text:span></text:p>
      <text:p text:style-name="P20"><text:span text:style-name="T21">-</text:span><text:span text:style-name="T22"><text:s/>Open-world:<text:s/></text:span><text:span text:style-name="T23">Másnéven nyílt világú: A játékban a szabadon bejárhatóságot jelképezi. Nincs kötött</text:span></text:p>
      <text:p text:style-name="P24"><text:tab/><text:s/>játék menet, kedved szerint derítheted fel a pályát.</text:p>
      <text:p text:style-name="P25"/>
      <text:p text:style-name="P26"><text:span text:style-name="T27"><text:s/></text:span><text:span text:style-name="T28">-NPC:<text:s/></text:span><text:span text:style-name="T29">Másnéven nem játszható karakter: A játékban egy játékos által nem irányítható</text:span></text:p>
      <text:p text:style-name="P30">karakter, amik támogatnak, vagy csak szimpla kiegészítés a játék világához.</text:p>
      <text:p text:style-name="P31"/>
      <text:p text:style-name="P32"/>
      <text:p text:style-name="P33"><text:span text:style-name="T34">2.3 Az elkészült termék helye:</text:span></text:p>
      <text:p text:style-name="Standard"><text:span text:style-name="T35">- exklúziv („Nem konzol exklúziv”):<text:s/></text:span><text:span text:style-name="T36">Csak egy adott<text:s/></text:span><text:span text:style-name="T37">platformon (PC, PS, Nintendo) elérhető alkotás</text:span></text:p>
      <text:p text:style-name="Standard"><text:span text:style-name="T38"><text:tab/>A mi játékunk nem fog rendelkezni ezzel a lehetőséggel.</text:span></text:p>
      <text:p text:style-name="P39"/>
      <text:p text:style-name="P40"/>
      <text:p text:style-name="Textbody"><text:span text:style-name="T41">4.1 A termék kapcsolatai:</text:span></text:p>
      <text:p text:style-name="P42"><text:span text:style-name="T43">-RGB slider:</text:span><text:span text:style-name="T44"><text:s/>Másnéven RGB (Red, Green, Blue) színskála: Egy olyan skála, amelyen<text:s/></text:span></text:p>
      <text:p text:style-name="P45">a piros zöld kék színek minden árnyalatát<text:s/>kiválaszthatod ezáltal egyedi szín<text:s/></text:p>
      <text:p text:style-name="P46">összeállításban hozhatsz létre különböző dolgokat.</text:p>
      <text:p text:style-name="P47"/>
      <text:p text:style-name="P48"><text:span text:style-name="T49">-HP (Health Point):<text:s/></text:span><text:span text:style-name="T50">Másnéven Élet pont: A játékban a szörnyed élet pontját jelző piros színű</text:span></text:p>
      <text:p text:style-name="P51"><text:span text:style-name="T52">csík <text:s text:c="32"/></text:span></text:p>
      <text:p text:style-name="P53"/>
      <text:p text:style-name="P54"><text:span text:style-name="T55">-</text:span><text:span text:style-name="T56">Attack damage, defense, S</text:span><text:span text:style-name="T57">pecial attack damage, Special defense, Speed:</text:span></text:p>
      <text:p text:style-name="P58"><text:span text:style-name="T59">Másnéven támadó érték, védekezés, Spec.támadó</text:span><text:span text:style-name="T60"><text:s/></text:span><text:span text:style-name="T61">érték, Spec.védekezés, sebesség: A szörnyekkel kapcsolatos értékek melyet a rendszer</text:span><text:span text:style-name="T62"><text:s/></text:span><text:span text:style-name="T63">eltárol minden szörnyről.</text:span></text:p>
      <text:p text:style-name="P64"/>
      <text:p text:style-name="P65"><text:span text:style-name="T66">-</text:span><text:span text:style-name="T67">Event (In-game event):</text:span><text:span text:style-name="T68"><text:s/></text:span><text:span text:style-name="T69">Másnéven Esemény: A játékban</text:span><text:span text:style-name="T70"><text:s/>történő különleges események</text:span></text:p>
      <text:p text:style-name="P71">megnevezése.</text:p>
      <text:p text:style-name="P72"/>
      <text:p text:style-name="P73"><text:span text:style-name="T74">-Tile:</text:span><text:span text:style-name="T75"><text:s/></text:span><text:span text:style-name="T76">A játékban az a terület melyen az NPC-k haladnak. Képzelj el egy előre megadott kockát, amin</text:span></text:p>
      <text:p text:style-name="P77"><text:span text:style-name="T78">belül négyzetre osztjuk a területet és ezekre a négyzetekre hivatkozva mozgatjuk a karaktert.</text:span></text:p>
      <text:p text:style-name="P79"><text:tab/><text:tab/><text:tab/></text:p>
      <text:p text:style-name="P80"><text:span text:style-name="T81">-Spawn/Despawn:</text:span><text:span text:style-name="T82"><text:s/></text:span><text:span text:style-name="T83">Másnéven megjelenés/eltűnés: A játékban adott NPC-k előre beállított</text:span></text:p>
      <text:p text:style-name="P84"><text:span text:style-name="T85"><text:tab/>megjelenését és eltűnését jelenti.</text:span></text:p>
      <text:p text:style-name="P86"><text:s/></text:p>
      <text:p text:style-name="P87"><text:span text:style-name="T88">-</text:span><text:span text:style-name="T89">UI:</text:span><text:span text:style-name="T90"><text:s/></text:span><text:span text:style-name="T91">Másnéven felhasználói felület: A játék ezen keresztül kommunikál a játékossal a felhasználó</text:span></text:p>
      <text:p text:style-name="P92"><text:span text:style-name="T93"><text:tab/></text:span><text:span text:style-name="T94">ezen keresztül<text:s/></text:span><text:span text:style-name="T95">irányíthatja és adhatja ki a parancsokat és utasításait a programnak.</text:span></text:p>
      <text:p text:style-name="P96"><text:tab/></text:p>
      <text:p text:style-name="P97"><text:span text:style-name="T98">-Turn based:<text:s/></text:span><text:span text:style-name="T99">Másnéven körökre osztott: A játék harcrendszerének típusát írja le, azaz egy körökre</text:span></text:p>
      <text:p text:style-name="P100">osztott stratégia harcrendszert valósít meg.</text:p>
      <text:p text:style-name="P101"/>
      <text:p text:style-name="P102"><text:span text:style-name="T103">-Co-op:<text:s/></text:span><text:span text:style-name="T104">A játékban a többjátékos mód leh</text:span><text:span text:style-name="T105">etősége.</text:span></text:p>
      <text:p text:style-name="P106"/>
      <text:p text:style-name="P107"><text:span text:style-name="T108">-Input:<text:s/></text:span><text:span text:style-name="T109">A billentyűzetről vagy egérről beolvasott jelet Inputnak másnéven bevitelnek nevezzük.</text:span></text:p>
      <text:p text:style-name="P110"><text:span text:style-name="T111">A játékot ezekre a bevitelekre reagálva irányítjuk majd.</text:span></text:p>
      <text:p text:style-name="P112"/>
      <text:p text:style-name="P113"/>
      <text:p text:style-name="P114"><text:span text:style-name="T115">5.3 Egyéb szolgáltatások:</text:span></text:p>
      <text:p text:style-name="P116"><text:span text:style-name="T117">-</text:span><text:span text:style-name="T118">Steam Cloud:<text:s/></text:span><text:span text:style-name="T119">A Steam felhő alapú tárolója melyben a játék adatai<text:s/></text:span><text:span text:style-name="T120">fognak eltárolódni.</text:span></text:p>
      <text:p text:style-name="P121"/>
      <text:p text:style-name="P122"/>
      <text:p text:style-name="P123">6.3 Egyéb korlátozások:</text:p>
      <text:p text:style-name="P124"><text:span text:style-name="T125">-Offline:<text:s/></text:span><text:span text:style-name="T126">Internet csatlakozás nélküli elérhetőség. A játék internet csatlakozás nélkül is játszható.</text:span></text:p>
      <text:p text:style-name="P127"/>
      <text:p text:style-name="P128"/>
      <text:p text:style-name="P129">7. Minőségi elvárások:</text:p>
      <text:p text:style-name="P130"><text:span text:style-name="T131">-Bug:</text:span><text:span text:style-name="T132"><text:s/></text:span><text:span text:style-name="T133">A játékban előforduló, elkészítés és kiadás után felmerülő apróbb<text:s/></text:span><text:span text:style-name="T134">problémák.</text:span></text:p>
      <text:p text:style-name="P135">A fejesztők figyelmét elkerülő hibák, amely a tesztelés és a huzamosabb ideig tartó</text:p>
      <text:p text:style-name="P136">használat során derül ki.</text:p>
      <text:p text:style-name="P137"/>
      <text:p text:style-name="P138"/>
      <text:p text:style-name="P139"><text:span text:style-name="T140">9 Korlátozások:</text:span></text:p>
      <text:p text:style-name="P141"><text:span text:style-name="T142">- DDOS támadás:</text:span><text:span text:style-name="T143"><text:s/>Olyan rendszer ellen irányuló terheléses támadás melynek célja a szolgáltatás</text:span></text:p>
      <text:p text:style-name="P144"><text:span text:style-name="T145">elérhetetlenségének teljesítése.</text:span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>H3_SRS</text:p>
      <text:p text:style-name="P165"/>
      <text:p text:style-name="P166">5.Megbízhatóság</text:p>
      <text:p text:style-name="P167"><text:span text:style-name="T168">-MTBF:<text:s/></text:span><text:span text:style-name="T169">Egy </text:span><text:a office:title="Statisztika" xlink:href="https://hu.wikipedia.org/wiki/Statisztika" office:target-frame-name="_top" xlink:show="replace"><text:span text:style-name="T170">statisztikai</text:span></text:a><text:span text:style-name="T171"> </text:span><text:span text:style-name="T172">alapú </text:span><text:a office:title="Minőség" xlink:href="https://hu.wikipedia.org/wiki/Minőség" office:target-frame-name="_top" xlink:show="replace"><text:span text:style-name="T173">minőségi</text:span></text:a><text:span text:style-name="T174"> paraméter. Az elnevezés az angol nyelvű „Mean time</text:span></text:p>
      <text:p text:style-name="P175"><text:s/><text:tab/>between failures” kifejezés rövidítésből származik, mely a meghibásodások közt átlagosan</text:p>
      <text:p text:style-name="P176"><text:span text:style-name="T177"><text:s/></text:span><text:span text:style-name="T178"><text:tab/>eltelt időt jelenti.</text:span></text:p>
      <text:p text:style-name="P179"/>
      <text:p text:style-name="P180"><text:span text:style-name="T181">-MTTR:</text:span><text:span text:style-name="T182"><text:s/>Egy </text:span><text:a office:title="Statisztika" xlink:href="https://hu.wikipedia.org/wiki/Statisztika" office:target-frame-name="_top" xlink:show="replace"><text:span text:style-name="T183">statisztikai</text:span></text:a><text:span text:style-name="T184"> alapú </text:span><text:a office:title="Minőség" xlink:href="https://hu.wikipedia.org/wiki/Minőség" office:target-frame-name="_top" xlink:show="replace"><text:span text:style-name="T185">minőségi</text:span></text:a><text:span text:style-name="T186"> paraméter. Az elnevezés az angol nyelvű</text:span></text:p>
      <text:p text:style-name="P187"><text:span text:style-name="T188"> </text:span><text:span text:style-name="T189"><text:tab/></text:span><text:span text:style-name="T190">M</text:span><text:span text:style-name="T191">ean </text:span><text:span text:style-name="T192">T</text:span><text:span text:style-name="T193">ime </text:span><text:span text:style-name="T194">T</text:span><text:span text:style-name="T195">o </text:span><text:span text:style-name="T196">R</text:span><text:span text:style-name="T197">epair kifejezés rövidítésből s</text:span><text:span text:style-name="T198">zármazik, mely azt mutatja meg, hogy a<text:s/></text:span></text:p>
      <text:p text:style-name="P199">meghibásodott egység a meghibásodást követően mennyi idő múlva helyezhető ismét üzembe.</text:p>
      <text:p text:style-name="P200"/>
      <text:p text:style-name="P201"/>
      <text:p text:style-name="P202">6.Teljesítmény</text:p>
      <text:p text:style-name="P203"><text:span text:style-name="T204">-</text:span><text:span text:style-name="T205">ms:<text:s/></text:span><text:span text:style-name="T206">Többjátékos módban a szerver gép és a felhasználó eszköze közötti válaszidő mértékegysége</text:span></text:p>
      <text:p text:style-name="P207"><text:tab/>(Milliszekundum)</text:p>
      <text:p text:style-name="P208"/>
      <text:p text:style-name="P209"><text:span text:style-name="T210">-</text:span><text:span text:style-name="T211">TPS:<text:s/></text:span><text:span text:style-name="T212">A tranzakció feldolgozás egyik módja. A tranzakció feldolgozó rendszer olyan szoftverrendszer</text:span></text:p>
      <text:p text:style-name="P213"><text:tab/>vagy szoftver/hardver kombináció, amely támogatja a tranzakció feldolgozást.</text:p>
      <text:p text:style-name="P214"/>
      <text:p text:style-name="P215"><text:span text:style-name="T216">-</text:span><text:span text:style-name="T217">Users (Threads):<text:s/></text:span><text:span text:style-name="T218">Felhasználók, akik kapcsolódnak a szerver</text:span><text:span text:style-name="T219">hez egy vagy több szálon.</text:span></text:p>
      <text:p text:style-name="P220"/>
      <text:p text:style-name="P221"><text:span text:style-name="T222">-End to End Response Time:<text:s/></text:span><text:span text:style-name="T223">Az az időszak, ami eltelik a felhasználó által lenyomott gomb</text:span></text:p>
      <text:p text:style-name="P224"><text:tab/>és a terminál válasz ideje között.</text:p>
      <text:p text:style-name="P225"/>
      <text:p text:style-name="P226"><text:span text:style-name="T227">-Pacing:<text:s/></text:span><text:span text:style-name="T228">Az információk áramlását szabályozza a hálózaton belül, hogy elkerüljük a torlódást</text:span></text:p>
      <text:p text:style-name="P229"/>
      <text:p text:style-name="P230"><text:span text:style-name="T231">-Total Think Time:<text:s/></text:span><text:span text:style-name="T232">Az eltelt idő egy kérés teljesítése és a következő kérés teljesítésének kezdése közt</text:span></text:p>
      <text:p text:style-name="P233"/>
      <text:p text:style-name="P234"><text:span text:style-name="T235">-CPU:</text:span><text:span text:style-name="T236"><text:s/>Az angol „Central Processing Unit” szóból származik a rövidítés magyarul Processzornak<text:s/></text:span></text:p>
      <text:p text:style-name="P237"><text:span text:style-name="T238"><text:tab/>hívjuk. A </text:span><text:a office:title="Számítógép" xlink:href="https://hu.wikipedia.org/wiki/Számítógép" office:target-frame-name="_top" xlink:show="replace"><text:span text:style-name="T239">számítógép</text:span></text:a><text:span text:style-name="T240"> „agya”, azon egysége, amely az utasítások értelmezését és</text:span></text:p>
      <text:p text:style-name="P241">végrehajtását vezérli,</text:p>
      <text:p text:style-name="P242"/>
      <text:p text:style-name="P243"><text:span text:style-name="T244">-RAM:<text:s/></text:span><text:span text:style-name="T245">Az angol „Random Access Memory” szóból származik a rövidítés magyarul Memóriának<text:s/></text:span></text:p>
      <text:p text:style-name="P246"><text:span text:style-name="T247">nevezzük. Egy </text:span><text:a office:title="Véletlen elérés" xlink:href="https://hu.wikipedia.org/wiki/Véletlen_elérés" office:target-frame-name="_top" xlink:show="replace"><text:span text:style-name="T248">véletlen elérésű</text:span></text:a><text:span text:style-name="T249"> írható–olvasható adattároló eszköz</text:span><text:span text:style-name="T250">.<text:s/></text:span><text:span text:style-name="T251">Amely a programok<text:s/></text:span><text:span text:style-name="T252">utasításait, adatait, a </text:span><text:a office:title="CPU" xlink:href="https://hu.wikipedia.org/wiki/CPU" office:target-frame-name="_top" xlink:show="replace"><text:span text:style-name="T253">CPU</text:span></text:a><text:span text:style-name="T254"> munkájának ered</text:span><text:span text:style-name="T255">ményeit tárolja.</text:span><text:span text:style-name="T256"><text:tab/></text:span></text:p>
      <text:p text:style-name="P257"/>
      <text:p text:style-name="P258"><text:span text:style-name="T259">-TB:<text:s/></text:span><text:span text:style-name="T260">Informatikában használatos mértékegység „Terabájt”. A tárhelyünk méretének nagyságát jelzi</text:span></text:p>
      <text:p text:style-name="P261"><text:span text:style-name="T262"><text:tab/>(1TB = 1000GB)</text:span></text:p>
      <text:p text:style-name="P263"/>
      <text:p text:style-name="P264"><text:span text:style-name="T265">-SSD:<text:s/></text:span><text:span text:style-name="T266">A merevlemezek egyik fajtája</text:span><text:span text:style-name="T267">.</text:span><text:span text:style-name="T268"><text:s/></text:span><text:span text:style-name="T269">A mozgó alkatrészek hiánya miatt kevésbé sérülékeny, mint a</text:span></text:p>
      <text:p text:style-name="P270">hagyományos<text:s/>merevlemez, hangtalan, kevés hőt termel, nincsenek a mechanikából adódó</text:p>
      <text:p text:style-name="P271"><text:span text:style-name="T272">késleltetések, az </text:span><text:a office:title="Adathozzáférés" xlink:href="https://hu.wikipedia.org/wiki/Adathozzáférés" office:target-frame-name="_top" xlink:show="replace"><text:span text:style-name="T273">adathozzáférés</text:span></text:a><text:span text:style-name="T274"> egyenletesen gyors. Gyorsabb, mint a HDD.</text:span></text:p>
      <text:p text:style-name="P275"/>
      <text:p text:style-name="P276"><text:span text:style-name="T277">-HDD:<text:s/></text:span><text:span text:style-name="T278">A merevlemezek egyik</text:span><text:span text:style-name="T279"><text:s/>fajtája.<text:s/></text:span><text:span text:style-name="T280"> </text:span><text:span text:style-name="T281">Az adatokat </text:span><text:a office:title="Kettes számrendszer" xlink:href="https://hu.wikipedia.org/wiki/Kettes_számrendszer" office:target-frame-name="_top" xlink:show="replace"><text:span text:style-name="T282">kettes számrendszerben</text:span></text:a><text:span text:style-name="T283">, mágnesezhető réteggel</text:span></text:p>
      <text:p text:style-name="P284">bevont, forgó lemezeken tárolja. Lényegesen lassabb, mint egy SSD. Manapság inkább</text:p>
      <text:p text:style-name="P285">adattárolásra használják</text:p>
      <text:p text:style-name="P286"/>
      <text:p text:style-name="P287"><text:span text:style-name="T288">-OS:<text:s/></text:span><text:span text:style-name="T289">Az angol „Operation System” szóból származik a rövidítés magyarul Operációs rendszer.</text:span></text:p>
      <text:p text:style-name="P290"><text:span text:style-name="T291"><text:tab/></text:span><text:span text:style-name="T292">Közvetlenül kezeli a </text:span><text:a office:title="Hardver" xlink:href="https://hu.wikipedia.org/wiki/Hardver" office:target-frame-name="_top" xlink:show="replace"><text:span text:style-name="T293">hardvert</text:span></text:a><text:span text:style-name="T294">, és egy egységes környezetet biztosít a<text:s/></text:span><text:span text:style-name="T295">számítógépen</text:span></text:p>
      <text:p text:style-name="P296"><text:span text:style-name="T297">futtatandó </text:span><text:a office:title="Alkalmazás (számítástechnika)" xlink:href="https://hu.wikipedia.org/wiki/Alkalmazás_(számítástechnika)" office:target-frame-name="_top" xlink:show="replace"><text:span text:style-name="T298">alkalmazásoknak</text:span></text:a><text:span text:style-name="T299">.</text:span></text:p>
      <text:p text:style-name="P300"/>
      <text:p text:style-name="P301"/>
      <text:p text:style-name="P302">11.3 Software interfészek </text:p>
      <text:p text:style-name="P303"><text:span text:style-name="T304">-Java Runtime Environment</text:span><text:span text:style-name="T305">: Egy olyan szoftverréteg, amely a számítógép rendszerének a szoftverén</text:span></text:p>
      <text:p text:style-name="P306"><text:s/>fut, és biztosítja az osztálykönyvtárakat és egyéb erőforrásokat, amelyekre egy adott Java</text:p>
      <text:p text:style-name="P307"><text:s/>programnak szüksége van</text:p>
      <text:p text:style-name="P308"/>
      <text:p text:style-name="P309"><text:span text:style-name="T310">-</text:span><text:span text:style-name="T311">TCP/IP protokoll</text:span><text:span text:style-name="T312">:<text:s/></text:span><text:span text:style-name="T313">Az </text:span><text:a office:title="Internet" xlink:href="https://hu.wikipedia.org/wiki/Internet" office:target-frame-name="_top" xlink:show="replace"><text:span text:style-name="T314">internetet</text:span></text:a><text:span text:style-name="T315"> felépítő protokollstruktúrát takarja</text:span><text:span text:style-name="T316">.</text:span></text:p>
      <text:h text:style-name="P317" text:outline-level="3"><text:a office:title="Alkalmazási réteg" xlink:href="https://hu.wikipedia.org/wiki/Alkalmaz%C3%A1si_r%C3%A9teg" office:target-frame-name="_top" xlink:show="replace"><text:span text:style-name="T318">Alkalmazási réteg</text:span></text:a></text:h>
      <text:p text:style-name="P319"><text:span text:style-name="T320">Az alkalmazási réteg a felhasználó által indított </text:span><text:a office:title="Program" xlink:href="https://hu.wikipedia.org/wiki/Program" office:target-frame-name="_top" xlink:show="replace"><text:span text:style-name="T321">program</text:span></text:a><text:span text:style-name="T322"> és a szállítási réteg között teremt kapcsolatot. Ha egy program </text:span><text:a office:title="Számítógép-hálózat" xlink:href="https://hu.wikipedia.org/wiki/Sz%C3%A1m%C3%ADt%C3%B3g%C3%A9p-h%C3%A1l%C3%B3zat" office:target-frame-name="_top" xlink:show="replace"><text:span text:style-name="T323">hálózaton</text:span></text:a><text:span text:style-name="T324"> keresztül </text:span><text:a office:title="Adat (számítástechnika)" xlink:href="https://hu.wikipedia.org/wiki/Adat_(sz%C3%A1m%C3%ADt%C3%A1stechnika)" office:target-frame-name="_top" xlink:show="replace"><text:span text:style-name="T325">adatot</text:span></text:a><text:span text:style-name="T326"> szeretne küldeni, az alkalmazási réteg tovább küldi azt a szállítási rétegnek.</text:span></text:p>
      <text:h text:style-name="P327" text:outline-level="3"><text:a office:title="Szállítási réteg" xlink:href="https://hu.wikipedia.org/wiki/Sz%C3%A1ll%C3%ADt%C3%A1si_r%C3%A9teg" office:target-frame-name="_top" xlink:show="replace"><text:span text:style-name="T328">Szállítási réteg</text:span></text:a></text:h>
      <text:p text:style-name="P329"><text:span text:style-name="T330">Az alkalmazási rétegtől kapott adat elejére egy úgynevezett fejlécet (angolul: header) csatol, mely jelzi, hogy melyik szállítási rétegbeli protokollal (leggyakrabban </text:span><text:a office:title="TCP" xlink:href="https://hu.wikipedia.org/wiki/TCP" office:target-frame-name="_top" xlink:show="replace"><text:span text:style-name="T331">TCP</text:span></text:a><text:span text:style-name="T332"> vagy </text:span><text:a office:title="UDP" xlink:href="https://hu.wikipedia.org/wiki/UDP" office:target-frame-name="_top" xlink:show="replace"><text:span text:style-name="T333">UDP</text:span></text:a><text:span text:style-name="T334">) küldik az adatot.</text:span></text:p>
      <text:h text:style-name="P335" text:outline-level="3"><text:a office:title="Hálózati réteg" xlink:href="https://hu.wikipedia.org/wiki/H%C3%A1l%C3%B3zati_r%C3%A9teg" office:target-frame-name="_top" xlink:show="replace"><text:span text:style-name="T336">Hálózati (Internet) réteg</text:span></text:a></text:h>
      <text:p text:style-name="P337">A szállítási rétegtől kapott header-adat pároshoz hozzáteszi a saját fejlécét, amely arról tartalmaz információt, hogy az adatot melyik végpont kapja majd meg.</text:p>
      <text:h text:style-name="P338" text:outline-level="3"><text:a office:title="Adatkapcsolati réteg" xlink:href="https://hu.wikipedia.org/wiki/Adatkapcsolati_r%C3%A9teg" office:target-frame-name="_top" xlink:show="replace"><text:span text:style-name="T339">Adatkapcsolati réteg</text:span></text:a></text:h>
      <text:p text:style-name="P340">Az adatkapcsolati réteg szintén hozzárakja a kapott adathoz a saját fejlécét és az adatot keretekre bontja. Ha a kapott adat túl nagy ahhoz, hogy egy keretbe kerüljön, feldarabolja és az utolsó keret végére egy úgynevezett tail-t kapcsol, hogy a fogadó oldalon vissza lehessen állítani az eredeti adatot.</text:p>
      <text:p text:style-name="P341"/>
      <text:p text:style-name="P342"/>
      <text:p text:style-name="P343"/>
      <text:p text:style-name="P344"/>
      <text:p text:style-name="Normál"><text:span text:style-name="T345"><text:tab/></text:span></text:p>
      <text:p text:style-name="P346"/>
      <text:p text:style-name="P347"/>
      <text:p text:style-name="P3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3" style:display-name="Címsor 3" style:family="paragraph" style:parent-style-name="Normál" style:default-outline-level="3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 fo:hyphenate="tru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Droid Sans Devanagari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Címsor3Char" style:display-name="Címsor 3 Char" style:family="text" style:parent-style-name="Bekezdésalapbetűtípusa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mw-headline" style:display-name="mw-headline" style:family="text" style:parent-style-name="Bekezdésalapbetűtípusa"/>
    <style:style style:name="mw-editsection" style:display-name="mw-editsection" style:family="text" style:parent-style-name="Bekezdésalapbetűtípusa"/>
    <style:style style:name="mw-editsection-bracket" style:display-name="mw-editsection-bracket" style:family="text" style:parent-style-name="Bekezdésalapbetűtípusa"/>
    <style:style style:name="NormálWeb" style:display-name="Normál (Web)" style:family="paragraph" style:parent-style-name="Normá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9847in" fo:margin-bottom="0.393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l asd</meta:initial-creator>
    <dc:creator>lol asd</dc:creator>
    <meta:creation-date>2021-10-23T13:36:00Z</meta:creation-date>
    <dc:date>2021-10-24T11:47:00Z</dc:date>
    <meta:template xlink:href="Normal" xlink:type="simple"/>
    <meta:editing-cycles>4</meta:editing-cycles>
    <meta:editing-duration>PT6180S</meta:editing-duration>
    <meta:document-statistic meta:page-count="1" meta:paragraph-count="16" meta:word-count="1074" meta:character-count="8469" meta:row-count="61" meta:non-whitespace-character-count="7411"/>
  </office:meta>
</office:document-meta>
</file>